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tyle="italic" officeooo:paragraph-rsid="001a9b02" style:font-style-asian="italic" style:font-style-complex="italic"/>
    </style:style>
    <style:style style:name="P2" style:family="paragraph" style:parent-style-name="Footer">
      <style:text-properties officeooo:paragraph-rsid="001a9b02"/>
    </style:style>
    <style:style style:name="P3" style:family="paragraph" style:parent-style-name="Standard">
      <style:text-properties style:text-position="super 58%" officeooo:paragraph-rsid="00170bc7"/>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8pt" style:text-underline-style="solid" style:text-underline-width="auto" style:text-underline-color="font-color" fo:font-weight="bold" officeooo:paragraph-rsid="00170bc7" style:font-size-asian="18pt" style:font-weight-asian="bold" style:font-size-complex="18pt" style:font-weight-complex="bold"/>
    </style:style>
    <style:style style:name="P6" style:family="paragraph" style:parent-style-name="Standard">
      <style:text-properties officeooo:paragraph-rsid="00170bc7"/>
    </style:style>
    <style:style style:name="P7" style:family="paragraph" style:parent-style-name="Standard">
      <style:text-properties fo:font-size="14pt" style:text-underline-style="solid" style:text-underline-width="auto" style:text-underline-color="font-color" officeooo:paragraph-rsid="00170bc7" style:font-size-asian="14pt" style:font-size-complex="14pt"/>
    </style:style>
    <style:style style:name="P8" style:family="paragraph" style:parent-style-name="Standard">
      <style:text-properties officeooo:rsid="001c9d57" officeooo:paragraph-rsid="001c9d57"/>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officeooo:paragraph-rsid="00170bc7"/>
    </style:style>
    <style:style style:name="P11" style:family="paragraph" style:parent-style-name="Standard">
      <style:text-properties fo:font-size="14pt" style:text-underline-style="solid" style:text-underline-width="auto" style:text-underline-color="font-color" fo:font-weight="normal" officeooo:paragraph-rsid="00170bc7"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officeooo:paragraph-rsid="001e0361" style:font-size-asian="14pt" style:font-size-complex="14pt"/>
    </style:style>
    <style:style style:name="P13" style:family="paragraph" style:parent-style-name="Standard" style:list-style-name="L2">
      <style:text-properties officeooo:paragraph-rsid="001993dd"/>
    </style:style>
    <style:style style:name="P14" style:family="paragraph" style:parent-style-name="Standard" style:list-style-name="L2">
      <style:text-properties officeooo:paragraph-rsid="0019b364"/>
    </style:style>
    <style:style style:name="P15" style:family="paragraph" style:parent-style-name="Standard" style:list-style-name="L2">
      <style:text-properties fo:font-weight="normal" officeooo:paragraph-rsid="0019b364" style:font-weight-asian="normal" style:font-weight-complex="normal"/>
    </style:style>
    <style:style style:name="P16" style:family="paragraph" style:parent-style-name="Standard">
      <style:text-properties style:text-underline-style="none" officeooo:paragraph-rsid="001e0361"/>
    </style:style>
    <style:style style:name="P17" style:family="paragraph" style:parent-style-name="Standard">
      <style:text-properties fo:font-size="12pt" style:text-underline-style="none" officeooo:paragraph-rsid="001e0361" style:font-size-asian="12pt" style:font-size-complex="12pt"/>
    </style:style>
    <style:style style:name="T1" style:family="text">
      <style:text-properties officeooo:rsid="001a9b02"/>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weight="normal" officeooo:rsid="00170bc7" style:font-weight-asian="normal" style:font-weight-complex="normal"/>
    </style:style>
    <style:style style:name="T6" style:family="text">
      <style:text-properties fo:font-weight="normal" officeooo:rsid="001993dd" style:font-weight-asian="normal" style:font-weight-complex="normal"/>
    </style:style>
    <style:style style:name="T7" style:family="text">
      <style:text-properties fo:font-weight="normal" officeooo:rsid="0019b364" style:font-weight-asian="normal" style:font-weight-complex="normal"/>
    </style:style>
    <style:style style:name="T8" style:family="text">
      <style:text-properties officeooo:rsid="001bc0d8"/>
    </style:style>
    <style:style style:name="T9" style:family="text">
      <style:text-properties officeooo:rsid="00170bc7"/>
    </style:style>
    <style:style style:name="T10" style:family="text">
      <style:text-properties fo:font-weight="bold" style:font-weight-asian="bold" style:font-weight-complex="bold"/>
    </style:style>
    <style:style style:name="T11" style:family="text">
      <style:text-properties fo:font-weight="bold" officeooo:rsid="00170bc7" style:font-weight-asian="bold" style:font-weight-complex="bold"/>
    </style:style>
    <style:style style:name="T12" style:family="text">
      <style:text-properties officeooo:rsid="001993dd"/>
    </style:style>
    <style:style style:name="T13" style:family="text">
      <style:text-properties officeooo:rsid="0019b364"/>
    </style:style>
    <style:style style:name="T14" style:family="text">
      <style:text-properties officeooo:rsid="001aca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NUTES</text:p>
      <text:p text:style-name="P6"/>
      <text:p text:style-name="P6">Project Title: Group 12 Project</text:p>
      <text:p text:style-name="P6">Meeting Purpose: <text:span text:style-name="T14">Set tasks and ensure group is on track</text:span></text:p>
      <text:p text:style-name="P6">People Present: Everyone present</text:p>
      <text:p text:style-name="P6">Location: <text:span text:style-name="T9">C57a</text:span></text:p>
      <text:p text:style-name="P6">Date: <text:span text:style-name="T9">07</text:span>/11/<text:span text:style-name="T9">20</text:span>13</text:p>
      <text:p text:style-name="P6">Circulation list: All project members</text:p>
      <text:p text:style-name="P6">Author of the minutes: Filip Kunkiewicz</text:p>
      <text:p text:style-name="P6">Date the minutes were produced: <text:span text:style-name="T9">07</text:span>/11/<text:span text:style-name="T8">20</text:span>13</text:p>
      <text:p text:style-name="Standard">Version: 1.<text:span text:style-name="T1">1</text:span></text:p>
      <text:p text:style-name="P3"/>
      <text:p text:style-name="Standard"/>
      <text:p text:style-name="P7">Matters Arising</text:p>
      <text:p text:style-name="P4"/>
      <text:list xml:id="list4658907305726724600" text:style-name="L1">
        <text:list-item>
          <text:p text:style-name="P10"><text:span text:style-name="T5">Git</text:span><text:span text:style-name="T11"> – </text:span><text:span text:style-name="T4">Everyone is expected to know how git is used. </text:span><text:span text:style-name="T10"><text:line-break/></text:span><text:span text:style-name="T4">ACTION: (ALL) Understand how to </text:span><text:span text:style-name="T5">s</text:span><text:span text:style-name="T4">uccessfully </text:span><text:span text:style-name="T5">p</text:span><text:span text:style-name="T4">ush and </text:span><text:span text:style-name="T5">p</text:span><text:span text:style-name="T4">ull things to and from Git.</text:span></text:p>
        </text:list-item>
        <text:list-item>
          <text:p text:style-name="P10"><text:span text:style-name="T5">Web server – </text:span>You must figure out what our options are for the Web Server, and decide how we will be using it. ACTION: <text:span text:style-name="T9">thw10</text:span> </text:p>
        </text:list-item>
        <text:list-item>
          <text:p text:style-name="P10"><text:span text:style-name="T5">Test Specification – </text:span>The Test specification looks good so far. More tests on performance (Such as speed) are needed. </text:p>
          <text:p text:style-name="P10">ACTION: (<text:span text:style-name="T9">anp28</text:span> and <text:span text:style-name="T9">srp11</text:span>) Finish test Specification with added tests on Performance. </text:p>
        </text:list-item>
      </text:list>
      <text:p text:style-name="P6"><text:tab/>ACTION: (<text:span text:style-name="T9">anp28</text:span> and <text:span text:style-name="T9">srp11)</text:span> Each user input must be tested. These must be added to Spec.</text:p>
      <text:p text:style-name="Standard"><text:tab/>ACTION: (ALL) A Document review will be done on Tuesday 12<text:span text:style-name="T3">th</text:span> November. </text:p>
      <text:p text:style-name="Standard"/>
      <text:p text:style-name="P4"/>
      <text:p text:style-name="P11">New Business</text:p>
      <text:p text:style-name="P11"/>
      <text:list xml:id="list299825637442604447" text:style-name="L2">
        <text:list-item>
          <text:p text:style-name="P13"><text:span text:style-name="T4">D</text:span><text:span text:style-name="T5">iaries – </text:span><text:span text:style-name="T4">Everyone is expected to make their first post by next week. Referring to Task codes and specifying how long has been spent on them is crucial. This allows us to know where time is being wasted, or where not enough time is being spent. ACTION: (ALL) Make first Blog post.</text:span></text:p>
        </text:list-item>
        <text:list-item>
          <text:p text:style-name="P13"><text:span text:style-name="T4">Android programming discussion</text:span><text:span text:style-name="T6"> – </text:span>ACTION: (<text:span text:style-name="T12">lot15</text:span> and <text:span text:style-name="T12">dpb1</text:span>) Eclipse can Pull and Push using an appropriate plug in. This should be installed to make life easier. A meeting should also be arranged to discuss starting the Prototype. ACTION: (<text:span text:style-name="T12">lot15</text:span>) A Post body structure needs to be created.</text:p>
        </text:list-item>
        <text:list-item>
          <text:p text:style-name="P13"><text:span text:style-name="T4">Web tests</text:span><text:span text:style-name="T6"> – </text:span>It was agreed that a Mock Web Server will be created by Louis in Python to test the Android Application. </text:p>
          <text:p text:style-name="P13">ACTION: (<text:span text:style-name="T12">thw10</text:span>) A decision must be made on how you will be making Mock Http Posts.</text:p>
          <text:p text:style-name="P14">ACTION: (<text:span text:style-name="T12">thw10</text:span>) Learn how to use PHPunit.</text:p>
        </text:list-item>
        <text:list-item>
          <text:p text:style-name="P14"><text:span text:style-name="T4">Review team</text:span><text:span text:style-name="T7"> – </text:span>A review team needs to be created to review later Documents.<text:line-break/>ACTION: (<text:span text:style-name="T13">fik</text:span>) Arrange roles for Tuesday. These should be something like:</text:p>
          <text:p text:style-name="P14">“Android Reviewer”</text:p>
          <text:p text:style-name="P14">“Web Reviewer”</text:p>
          <text:p text:style-name="P14">“QA Reviewer”</text:p>
          <text:p text:style-name="P14">“Coherence Reviewer”</text:p>
          <text:p text:style-name="P15"/>
        </text:list-item>
        <text:list-item>
          <text:p text:style-name="P15"><text:soft-page-break/>Design specification<text:span text:style-name="T13"> – </text:span>The Design Specification needs to be written soon. A draft to be reviewed should be written as soon as possible.</text:p>
          <text:p text:style-name="P15">ACTION: (<text:span text:style-name="T13">fik</text:span>) Roles for the Design Specification needs to be given to to members of the group. </text:p>
          <text:p text:style-name="P14"><text:span text:style-name="T4">ACTION: (</text:span><text:span text:style-name="T7">lot15</text:span><text:span text:style-name="T4"> and </text:span><text:span text:style-name="T7">dpb1</text:span><text:span text:style-name="T4">) UML Diagrams should be considered. </text:span></text:p>
        </text:list-item>
      </text:list>
      <text:p text:style-name="Standard"/>
      <text:p text:style-name="Standard"/>
      <text:p text:style-name="Standard"/>
      <text:p text:style-name="P12">AOB</text:p>
      <text:p text:style-name="P17"/>
      <text:p text:style-name="P16"><text:s text:c="6"/>None.</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a xlink:type="simple" xlink:href="mailto:Fik@aber.ac.uk">Fik@aber.ac.uk</text:a> 07/11/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paragraph-rsid="001a9b02" style:font-style-asian="italic" style:font-style-complex="italic"/>
    </style:style>
    <style:style style:name="MP2" style:family="paragraph" style:parent-style-name="Footer">
      <style:text-properties officeooo:paragraph-rsid="001a9b02"/>
    </style:style>
    <style:style style:name="MT1" style:family="text">
      <style:text-properties officeooo:rsid="001a9b02"/>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eting Minutes<text:tab/>v1.<text:span text:style-name="MT1">1</text:span><text:tab/>Final</text:p>
      </style:header>
      <style:footer>
        <text:p text:style-name="MP2"><text:span text:style-name="Default_20_Paragraph_20_Font"><text:span text:style-name="MT2">Aberystwyth University / Computer Science<text:tab/><text:tab/>Page </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lan </meta:initial-creator>
    <meta:creation-date>2013-10-25T15:19:09.17</meta:creation-date>
    <dc:date>2014-01-29T11:42:54.739676000</dc:date>
    <meta:editing-duration>PT19M36S</meta:editing-duration>
    <meta:editing-cycles>11</meta:editing-cycles>
    <meta:generator>LibreOffice/4.1.0.4$MacOSX_x86 LibreOffice_project/89ea49ddacd9aa532507cbf852f2bb22b1ace28</meta:generator>
    <meta:document-statistic meta:table-count="0" meta:image-count="0" meta:object-count="0" meta:page-count="2" meta:paragraph-count="36" meta:word-count="398" meta:character-count="2373" meta:non-whitespace-character-count="1994"/>
  </office:meta>
</office:document-meta>
</file>